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dad Microprocesador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</text:index-body>
      </text:table-of-content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7T18:01:02.310000000</meta:creation-date>
    <dc:date>2025-10-27T18:02:19.049000000</dc:date>
    <meta:editing-duration>PT1M16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2" meta:word-count="3" meta:character-count="31" meta:non-whitespace-character-count="30"/>
  </office:meta>
</office:document-meta>
</file>